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T Std Light1" svg:font-family="'Helvetica LT Std Light'"/>
    <style:font-face style:name="Arial3" svg:font-family="Arial" style:font-pitch="variable"/>
    <style:font-face style:name="Helvetica LT Std Light" svg:font-family="'Helvetica LT Std Ligh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1.634cm" fo:min-width="0cm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1.652cm" fo:min-width="0cm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1.875cm" fo:min-width="0cm" fo:padding-top="0.125cm" fo:padding-bottom="0.125cm" fo:padding-left="0.25cm" fo:padding-right="0.25cm" fo:wrap-option="wrap" draw:shadow="hidden" draw:shadow-offset-x="0cm" draw:shadow-offset-y="0.051cm" draw:shadow-color="#000000" draw:shadow-opacity="38%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co1" style:family="table-column">
      <style:table-column-properties style:column-width="1.105cm" style:use-optimal-column-width="false"/>
    </style:style>
    <style:style style:name="co2" style:family="table-column">
      <style:table-column-properties style:column-width="1.106cm" style:use-optimal-column-width="false"/>
    </style:style>
    <style:style style:name="ro1" style:family="table-row">
      <style:table-row-properties style:row-height="1.229cm"/>
    </style:style>
    <style:style style:name="ro2" style:family="table-row">
      <style:table-row-properties style:row-height="0.93cm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-left="none" fo:border-right="0.48pt solid #000000" fo:border-top="none" fo:border-bottom="0.48pt solid #000000"/>
      <style:text-properties style:font-name="Arial1" style:font-size-asian="18pt" style:font-size-complex="18pt"/>
    </style:style>
    <style:style style:name="ce2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000000" fo:border-right="0.48pt solid #000000" fo:border-top="0.48pt solid #000000" fo:border-bottom="1.11pt solid #000000" style:punctuation-wrap="hanging" style:writing-mode="lr-tb"/>
      <style:text-properties style:font-name="Arial1" style:font-size-asian="18pt" style:font-size-complex="18pt" fo:hyphenate="false"/>
    </style:style>
    <style:style style:name="ce3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000000" fo:border-right="1.11pt solid #000000" fo:border-top="0.48pt solid #000000" fo:border-bottom="0.48pt solid #000000" style:punctuation-wrap="hanging" style:writing-mode="lr-tb"/>
      <style:text-properties style:font-name="Arial1" style:font-size-asian="18pt" style:font-size-complex="18pt" fo:hyphenate="false"/>
    </style:style>
    <style:style style:name="ce4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1.11pt solid #000000" fo:border-right="0.48pt solid #000000" fo:border-top="1.11pt solid #000000" fo:border-bottom="0.48pt solid #000000" style:punctuation-wrap="hanging" style:writing-mode="lr-tb"/>
      <style:text-properties style:font-name="Arial1" style:font-size-asian="18pt" style:font-size-complex="18pt" fo:hyphenate="false"/>
    </style:style>
    <style:style style:name="ce5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000000" fo:border-right="1.11pt solid #000000" fo:border-top="1.11pt solid #000000" fo:border-bottom="0.48pt solid #000000" style:punctuation-wrap="hanging" style:writing-mode="lr-tb"/>
      <style:text-properties style:font-name="Arial1" style:font-size-asian="18pt" style:font-size-complex="18pt" fo:hyphenate="false"/>
    </style:style>
    <style:style style:name="ce6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1.11pt solid #000000" fo:border-right="0.48pt solid #000000" fo:border-top="0.48pt solid #000000" fo:border-bottom="1.11pt solid #000000" style:punctuation-wrap="hanging" style:writing-mode="lr-tb"/>
      <style:text-properties style:font-name="Arial1" style:font-size-asian="18pt" style:font-size-complex="18pt" fo:hyphenate="false"/>
    </style:style>
    <style:style style:name="ce7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000000" fo:border-right="1.11pt solid #000000" fo:border-top="0.48pt solid #000000" fo:border-bottom="1.11pt solid #000000" style:punctuation-wrap="hanging" style:writing-mode="lr-tb"/>
      <style:text-properties style:font-name="Arial1" style:font-size-asian="18pt" style:font-size-complex="18pt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style:font-name="Arial1" fo:font-size="7pt" style:font-size-asian="18pt" style:font-size-complex="18pt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7pt" style:font-size-asian="18pt" style:font-size-complex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7pt" style:font-size-asian="18pt" style:font-size-complex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8pt" style:font-style-asian="normal" style:font-weight-asian="normal" style:font-name-complex="Helvetica LT Std Light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Helvetica LT Std Light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18pt" style:font-style-asian="normal" style:font-weight-asian="normal" style:font-name-complex="Helvetica LT Std Light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able 19" draw:style-name="standard" draw:layer="layout" svg:width="3.315cm" svg:height="3.088cm" svg:x="1.287cm" svg:y="0.98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2">
              <table:table-cell table:style-name="ce3">
                <text:p text:style-name="P1"><text:span text:style-name="T1">0</text:span></text:p>
              </table:table-cell>
              <table:table-cell table:style-name="ce4">
                <text:p text:style-name="P1"><text:span text:style-name="T1">0</text:span></text:p>
              </table:table-cell>
              <table:table-cell table:style-name="ce5">
                <text:p text:style-name="P1"><text:span text:style-name="T1">1</text:span></text:p>
              </table:table-cell>
            </table:table-row>
            <table:table-row table:style-name="ro2">
              <table:table-cell table:style-name="ce3">
                <text:p text:style-name="P1"><text:span text:style-name="T1">1</text:span></text:p>
              </table:table-cell>
              <table:table-cell table:style-name="ce6">
                <text:p text:style-name="P1"><text:span text:style-name="T1">1</text:span></text:p>
              </table:table-cell>
              <table:table-cell table:style-name="ce7">
                <text:p text:style-name="P1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20" draw:style-name="gr1" draw:text-style-name="P3" draw:layer="layout" svg:width="4.582cm" svg:height="2.027cm" svg:x="7.773cm" svg:y="1.537cm">
          <text:p text:style-name="P2"><text:span text:style-name="T1">0+1+1+0+1=1 0+1+</text:span><text:span text:style-name="T2">X</text:span><text:span text:style-name="T1">+0+1=1 ?</text:span><text:span text:style-name="T1"><text:line-break/></text:span><text:span text:style-name="T1"> <text:s text:c="7"/>X <text:s text:c="5"/></text:span><text:span text:style-name="T3"><text:s/></text:span><text:span text:style-name="T1"><text:s text:c="2"/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21" draw:style-name="gr2" draw:text-style-name="P4" draw:layer="layout" svg:width="0.37cm" svg:height="1.902cm" svg:x="4.814cm" svg:y="2.188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22" draw:style-name="gr3" draw:text-style-name="P3" draw:layer="layout" svg:width="2.781cm" svg:height="0.843cm" svg:x="5.274cm" svg:y="2.683cm">
          <text:p text:style-name="P2"><text:span text:style-name="T1">Parity(a,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23" draw:style-name="gr4" draw:text-style-name="P4" draw:layer="layout" svg:width="0.37cm" svg:height="1.902cm" svg:x="0.8cm" svg:y="2.224cm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24" draw:style-name="gr5" draw:text-style-name="P5" draw:layer="layout" svg:width="0.778cm" svg:height="0.843cm" svg:x="0.091cm" svg:y="2.67cm">
          <text:p text:style-name="P2"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25" draw:style-name="gr6" draw:text-style-name="P4" draw:layer="layout" svg:width="0.37cm" svg:height="2.125cm" draw:transform="rotate (-1.5707963267949) translate (4.58cm 0.495cm)">
          <text:p/>
          <draw:enhanced-geometry draw:mirror-horizontal="true" draw:mirror-vertical="tru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26" draw:style-name="gr7" draw:text-style-name="P5" draw:layer="layout" svg:width="0.778cm" svg:height="0.843cm" svg:x="3.099cm" svg:y="-0.211cm">
          <text:p text:style-name="P2"><text:span text:style-name="T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LT Std Light1" svg:font-family="'Helvetica LT Std Light'"/>
    <style:font-face style:name="Arial3" svg:font-family="Arial" style:font-pitch="variable"/>
    <style:font-face style:name="Helvetica LT Std Light" svg:font-family="'Helvetica LT Std Ligh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7:05.886282000</meta:creation-date>
    <dc:date>2018-09-14T13:35:11.245322000</dc:date>
    <meta:editing-duration>PT7M57S</meta:editing-duration>
    <meta:editing-cycles>3</meta:editing-cycles>
    <meta:generator>NeoOffice/3.2017.12$MacOSX_X86_64 NeoOffice_project/0</meta:generator>
    <meta:document-statistic meta:object-count="8"/>
  </office:meta>
</office:document-meta>
</file>